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8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9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37cm"/>
    </style:style>
    <style:style style:name="gr43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6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786cm" svg:x2="5.303cm" svg:y2="24.786cm">
          <text:p/>
        </draw:line>
        <draw:line draw:style-name="gr25" draw:text-style-name="P9" draw:layer="layout" svg:x1="4.305cm" svg:y1="25.187cm" svg:x2="5.295cm" svg:y2="25.187cm">
          <text:p/>
        </draw:line>
        <draw:line draw:style-name="gr25" draw:text-style-name="P9" draw:layer="layout" svg:x1="4.212cm" svg:y1="28.033cm" svg:x2="4.207cm" svg:y2="24.785cm">
          <text:p/>
        </draw:line>
        <draw:line draw:style-name="gr25" draw:text-style-name="P9" draw:layer="layout" svg:x1="4.305cm" svg:y1="27.922cm" svg:x2="4.307cm" svg:y2="25.184cm">
          <text:p/>
        </draw:line>
        <draw:line draw:style-name="gr25" draw:text-style-name="P9" draw:layer="layout" svg:x1="4.402cm" svg:y1="27.82cm" svg:x2="4.402cm" svg:y2="25.609cm">
          <text:p/>
        </draw:line>
        <draw:line draw:style-name="gr25" draw:text-style-name="P9" draw:layer="layout" svg:x1="4.407cm" svg:y1="25.618cm" svg:x2="5.295cm" svg:y2="25.618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1.35cm" svg:y="11.035cm">
          <draw:text-box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6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1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1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6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2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6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  <draw:line draw:style-name="gr20" draw:text-style-name="P18" draw:layer="layout" svg:x1="18.215cm" svg:y1="11.632cm" svg:x2="19.215cm" svg:y2="11.632cm">
          <text:p/>
        </draw:line>
        <draw:frame draw:style-name="gr42" draw:text-style-name="P17" draw:layer="layout" svg:width="3.537cm" svg:height="0.526cm" svg:x="19.029cm" svg:y="11.372cm">
          <draw:text-box>
            <text:p text:style-name="P16"><text:span text:style-name="T5">OFA_T_OPE_TEM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5-09T15:13:20.845234585</dc:date>
    <meta:editing-duration>P33DT15H19M50S</meta:editing-duration>
    <meta:editing-cycles>211</meta:editing-cycles>
    <meta:generator>LibreOffice/5.0.6.1$Linux_X86_64 LibreOffice_project/00$Build-1</meta:generator>
    <meta:document-statistic meta:object-count="187"/>
  </office:meta>
</office:document-meta>
</file>